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0.0824949698189" calcext:value-type="float">
            <text:p>0.0824949698</text:p>
          </table:table-cell>
          <table:table-cell office:value-type="float" office:value="0.18431372549" calcext:value-type="float">
            <text:p>0.1843137255</text:p>
          </table:table-cell>
          <table:table-cell office:value-type="float" office:value="0.185185185185" calcext:value-type="float">
            <text:p>0.18518518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0.0948905109489" calcext:value-type="float">
            <text:p>0.0948905109</text:p>
          </table:table-cell>
          <table:table-cell office:value-type="float" office:value="0.173333333333" calcext:value-type="float">
            <text:p>0.1733333333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35" calcext:value-type="float">
            <text:p>335</text:p>
          </table:table-cell>
          <table:table-cell office:value-type="float" office:value="73" calcext:value-type="float">
            <text:p>73</text:p>
          </table:table-cell>
          <table:table-cell office:value-type="float" office:value="0.0899795501022" calcext:value-type="float">
            <text:p>0.0899795501</text:p>
          </table:table-cell>
          <table:table-cell office:value-type="float" office:value="0.182089552239" calcext:value-type="float">
            <text:p>0.1820895522</text:p>
          </table:table-cell>
          <table:table-cell office:value-type="float" office:value="0.287671232877" calcext:value-type="float">
            <text:p>0.287671232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0.0851900393185" calcext:value-type="float">
            <text:p>0.0851900393</text:p>
          </table:table-cell>
          <table:table-cell office:value-type="float" office:value="0.22027972028" calcext:value-type="float">
            <text:p>0.2202797203</text:p>
          </table:table-cell>
          <table:table-cell office:value-type="float" office:value="0.263157894737" calcext:value-type="float">
            <text:p>0.26315789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0.0651162790698" calcext:value-type="float">
            <text:p>0.0651162791</text:p>
          </table:table-cell>
          <table:table-cell office:value-type="float" office:value="0.169811320755" calcext:value-type="float">
            <text:p>0.1698113208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0.103658536585" calcext:value-type="float">
            <text:p>0.1036585366</text:p>
          </table:table-cell>
          <table:table-cell office:value-type="float" office:value="0.252830188679" calcext:value-type="float">
            <text:p>0.2528301887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office:value-type="float" office:value="0.105315947844" calcext:value-type="float">
            <text:p>0.1053159478</text:p>
          </table:table-cell>
          <table:table-cell office:value-type="float" office:value="0.198275862069" calcext:value-type="float">
            <text:p>0.1982758621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0.0958904109589" calcext:value-type="float">
            <text:p>0.095890411</text:p>
          </table:table-cell>
          <table:table-cell office:value-type="float" office:value="0.146853146853" calcext:value-type="float">
            <text:p>0.1468531469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0.0983899821109" calcext:value-type="float">
            <text:p>0.0983899821</text:p>
          </table:table-cell>
          <table:table-cell office:value-type="float" office:value="0.233830845771" calcext:value-type="float">
            <text:p>0.233830845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7" calcext:value-type="float">
            <text:p>467</text:p>
          </table:table-cell>
          <table:table-cell office:value-type="float" office:value="1977" calcext:value-type="float">
            <text:p>1977</text:p>
          </table:table-cell>
          <table:table-cell office:value-type="float" office:value="0.0993377483444" calcext:value-type="float">
            <text:p>0.0993377483</text:p>
          </table:table-cell>
          <table:table-cell office:value-type="float" office:value="0.233404710921" calcext:value-type="float">
            <text:p>0.2334047109</text:p>
          </table:table-cell>
          <table:table-cell office:value-type="float" office:value="0.313100657562" calcext:value-type="float">
            <text:p>0.313100657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office:value-type="float" office:value="0.091124260355" calcext:value-type="float">
            <text:p>0.0911242604</text:p>
          </table:table-cell>
          <table:table-cell office:value-type="float" office:value="0.187739463602" calcext:value-type="float">
            <text:p>0.1877394636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0.104395604396" calcext:value-type="float">
            <text:p>0.1043956044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107142857143" calcext:value-type="float">
            <text:p>0.1071428571</text:p>
          </table:table-cell>
          <table:table-cell office:value-type="float" office:value="0.162790697674" calcext:value-type="float">
            <text:p>0.1627906977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2" calcext:value-type="float">
            <text:p>182</text:p>
          </table:table-cell>
          <table:table-cell office:value-type="float" office:value="1985" calcext:value-type="float">
            <text:p>198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1978021978" calcext:value-type="float">
            <text:p>0.2197802198</text:p>
          </table:table-cell>
          <table:table-cell office:value-type="float" office:value="0.332997481108" calcext:value-type="float">
            <text:p>0.33299748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0.0886075949367" calcext:value-type="float">
            <text:p>0.0886075949</text:p>
          </table:table-cell>
          <table:table-cell office:value-type="float" office:value="0.16" calcext:value-type="float">
            <text:p>0.16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0.114688128773" calcext:value-type="float">
            <text:p>0.1146881288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  <table:table-cell office:value-type="float" office:value="0.0955284552846" calcext:value-type="float">
            <text:p>0.0955284553</text:p>
          </table:table-cell>
          <table:table-cell office:value-type="float" office:value="0.20197044335" calcext:value-type="float">
            <text:p>0.2019704434</text:p>
          </table:table-cell>
          <table:table-cell office:value-type="float" office:value="0.290322580645" calcext:value-type="float">
            <text:p>0.290322580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87" calcext:value-type="float">
            <text:p>487</text:p>
          </table:table-cell>
          <table:table-cell office:value-type="float" office:value="1984" calcext:value-type="float">
            <text:p>1984</text:p>
          </table:table-cell>
          <table:table-cell office:value-type="float" office:value="0.105527638191" calcext:value-type="float">
            <text:p>0.1055276382</text:p>
          </table:table-cell>
          <table:table-cell office:value-type="float" office:value="0.240246406571" calcext:value-type="float">
            <text:p>0.2402464066</text:p>
          </table:table-cell>
          <table:table-cell office:value-type="float" office:value="0.316532258065" calcext:value-type="float">
            <text:p>0.316532258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5" calcext:value-type="float">
            <text:p>295</text:p>
          </table:table-cell>
          <table:table-cell office:value-type="float" office:value="1998" calcext:value-type="float">
            <text:p>1998</text:p>
          </table:table-cell>
          <table:table-cell office:value-type="float" office:value="0.119918699187" calcext:value-type="float">
            <text:p>0.1199186992</text:p>
          </table:table-cell>
          <table:table-cell office:value-type="float" office:value="0.213559322034" calcext:value-type="float">
            <text:p>0.213559322</text:p>
          </table:table-cell>
          <table:table-cell office:value-type="float" office:value="0.313313313313" calcext:value-type="float">
            <text:p>0.31331331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office:value-type="float" office:value="1991" calcext:value-type="float">
            <text:p>1991</text:p>
          </table:table-cell>
          <table:table-cell office:value-type="float" office:value="0.108108108108" calcext:value-type="float">
            <text:p>0.1081081081</text:p>
          </table:table-cell>
          <table:table-cell office:value-type="float" office:value="0.224489795918" calcext:value-type="float">
            <text:p>0.2244897959</text:p>
          </table:table-cell>
          <table:table-cell office:value-type="float" office:value="0.320944249121" calcext:value-type="float">
            <text:p>0.32094424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102639296188" calcext:value-type="float">
            <text:p>0.1026392962</text:p>
          </table:table-cell>
          <table:table-cell office:value-type="float" office:value="0.170731707317" calcext:value-type="float">
            <text:p>0.1707317073</text:p>
          </table:table-cell>
          <table:table-cell office:value-type="float" office:value="0.189189189189" calcext:value-type="float">
            <text:p>0.18918918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3673469388" calcext:value-type="float">
            <text:p>0.1836734694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4" calcext:value-type="float">
            <text:p>274</text:p>
          </table:table-cell>
          <table:table-cell office:value-type="float" office:value="1993" calcext:value-type="float">
            <text:p>1993</text:p>
          </table:table-cell>
          <table:table-cell office:value-type="float" office:value="0.101449275362" calcext:value-type="float">
            <text:p>0.1014492754</text:p>
          </table:table-cell>
          <table:table-cell office:value-type="float" office:value="0.240875912409" calcext:value-type="float">
            <text:p>0.2408759124</text:p>
          </table:table-cell>
          <table:table-cell office:value-type="float" office:value="0.296537882589" calcext:value-type="float">
            <text:p>0.296537882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80" calcext:value-type="float">
            <text:p>280</text:p>
          </table:table-cell>
          <table:table-cell office:value-type="float" office:value="1992" calcext:value-type="float">
            <text:p>1992</text:p>
          </table:table-cell>
          <table:table-cell office:value-type="float" office:value="0.089485458613" calcext:value-type="float">
            <text:p>0.0894854586</text:p>
          </table:table-cell>
          <table:table-cell office:value-type="float" office:value="0.228571428571" calcext:value-type="float">
            <text:p>0.2285714286</text:p>
          </table:table-cell>
          <table:table-cell office:value-type="float" office:value="0.296184738956" calcext:value-type="float">
            <text:p>0.2961847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0.0915254237288" calcext:value-type="float">
            <text:p>0.0915254237</text:p>
          </table:table-cell>
          <table:table-cell office:value-type="float" office:value="0.147058823529" calcext:value-type="float">
            <text:p>0.1470588235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0.097616191014704" calcext:value-type="float">
            <text:p>0.097616191</text:p>
          </table:table-cell>
          <table:table-cell table:formula="of:=AVERAGE([.E2:.E26])" office:value-type="float" office:value="0.19687858567948" calcext:value-type="float">
            <text:p>0.1968785857</text:p>
          </table:table-cell>
          <table:table-cell table:formula="of:=AVERAGE([.F2:.F26])" office:value-type="float" office:value="0.2617156039936" calcext:value-type="float">
            <text:p>0.261715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1:54:17.691584339</dc:date>
    <meta:document-statistic meta:table-count="1" meta:cell-count="159" meta:object-count="0"/>
    <meta:generator>LibreOffice/4.2.7.2$Linux_X86_64 LibreOffice_project/420m0$Build-2</meta:generator>
  </office:meta>
</office:document-meta>
</file>